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transparen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4">
      <style:table-cell-properties fo:background-color="transparen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Turntable bearing</text:p>
          </table:table-cell>
          <table:table-cell table:style-name="ce152" office:value-type="string" calcext:value-type="string">
            <text:p>Altitude</text:p>
          </table:table-cell>
          <table:table-cell table:style-name="ce8" office:value-type="string" calcext:value-type="string">
            <text:p>0.156” screw holes</text:p>
          </table:table-cell>
          <table:table-cell table:style-name="ce152"/>
          <table:table-cell office:value-type="string" calcext:value-type="string">
            <text:p>6031K3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9.87" calcext:value-type="currency">
            <text:p>$9.87</text:p>
          </table:table-cell>
          <table:table-cell table:style-name="ce20" table:formula="of:=CEILING([.I2]/[.H2])*[.J2]" office:value-type="currency" office:currency="CAD" office:value="9.87" calcext:value-type="currency">
            <text:p>$9.87</text:p>
          </table:table-cell>
          <table:table-cell table:style-name="ce16" table:formula="of:=[.J2]/[.H2]" office:value-type="currency" office:currency="CAD" office:value="9.87" calcext:value-type="currency">
            <text:p>$9.87</text:p>
          </table:table-cell>
          <table:table-cell table:style-name="ce16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1])" office:value-type="currency" office:currency="CAD" office:value="1798.8414" calcext:value-type="currency">
            <text:p>$1,798.84</text:p>
          </table:table-cell>
          <table:table-cell table:style-name="ce21" table:formula="of:=SUM([.K2:.K122])" office:value-type="currency" office:currency="CAD" office:value="1870.11" calcext:value-type="currency">
            <text:p>$1,870.11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x 1.5” button head screw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Alloy steel, 0.073” head height</text:p>
          </table:table-cell>
          <table:table-cell table:style-name="ce152"/>
          <table:table-cell office:value-type="string" calcext:value-type="string">
            <text:p>91255A15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6.96" calcext:value-type="currency">
            <text:p>$6.96</text:p>
          </table:table-cell>
          <table:table-cell table:style-name="ce20" table:formula="of:=CEILING([.I3]/[.H3])*[.J3]" office:value-type="currency" office:currency="CAD" office:value="6.96" calcext:value-type="currency">
            <text:p>$6.96</text:p>
          </table:table-cell>
          <table:table-cell table:style-name="ce16" table:formula="of:=[.J3]/[.H3]" office:value-type="currency" office:currency="CAD" office:value="0.2784" calcext:value-type="currency">
            <text:p>$0.28</text:p>
          </table:table-cell>
          <table:table-cell table:style-name="ce16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 washer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08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1.53" calcext:value-type="currency">
            <text:p>$1.53</text:p>
          </table:table-cell>
          <table:table-cell table:style-name="ce20" table:formula="of:=CEILING([.I4]/[.H4])*[.J4]" office:value-type="currency" office:currency="CAD" office:value="1.53" calcext:value-type="currency">
            <text:p>$1.53</text:p>
          </table:table-cell>
          <table:table-cell table:style-name="ce16" table:formula="of:=[.J4]/[.H4]" office:value-type="currency" office:currency="CAD" office:value="0.0153" calcext:value-type="currency">
            <text:p>$0.02</text:p>
          </table:table-cell>
          <table:table-cell table:style-name="ce16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locknut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007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8.42" calcext:value-type="currency">
            <text:p>$8.42</text:p>
          </table:table-cell>
          <table:table-cell table:style-name="ce20" table:formula="of:=CEILING([.I5]/[.H5])*[.J5]" office:value-type="currency" office:currency="CAD" office:value="8.42" calcext:value-type="currency">
            <text:p>$8.42</text:p>
          </table:table-cell>
          <table:table-cell table:style-name="ce16" table:formula="of:=[.J5]/[.H5]" office:value-type="currency" office:currency="CAD" office:value="0.0842" calcext:value-type="currency">
            <text:p>$0.08</text:p>
          </table:table-cell>
          <table:table-cell table:style-name="ce16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5.75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horizont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9.22" calcext:value-type="currency">
            <text:p>$19.22</text:p>
          </table:table-cell>
          <table:table-cell table:style-name="ce20" table:formula="of:=CEILING([.I7]/[.H7])*[.J7]" office:value-type="currency" office:currency="CAD" office:value="19.22" calcext:value-type="currency">
            <text:p>$19.22</text:p>
          </table:table-cell>
          <table:table-cell table:style-name="ce16" table:formula="of:=[.J7]/[.H7]" office:value-type="currency" office:currency="CAD" office:value="19.22" calcext:value-type="currency">
            <text:p>$19.22</text:p>
          </table:table-cell>
          <table:table-cell table:style-name="ce16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7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short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8.54" calcext:value-type="currency">
            <text:p>$8.54</text:p>
          </table:table-cell>
          <table:table-cell table:style-name="ce20" table:formula="of:=CEILING([.I8]/[.H8])*[.J8]" office:value-type="currency" office:currency="CAD" office:value="8.54" calcext:value-type="currency">
            <text:p>$8.54</text:p>
          </table:table-cell>
          <table:table-cell table:style-name="ce16" table:formula="of:=[.J8]/[.H8]" office:value-type="currency" office:currency="CAD" office:value="8.54" calcext:value-type="currency">
            <text:p>$8.54</text:p>
          </table:table-cell>
          <table:table-cell table:style-name="ce16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1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long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3.42" calcext:value-type="currency">
            <text:p>$13.42</text:p>
          </table:table-cell>
          <table:table-cell table:style-name="ce20" table:formula="of:=CEILING([.I9]/[.H9])*[.J9]" office:value-type="currency" office:currency="CAD" office:value="13.42" calcext:value-type="currency">
            <text:p>$13.42</text:p>
          </table:table-cell>
          <table:table-cell table:style-name="ce16" table:formula="of:=[.J9]/[.H9]" office:value-type="currency" office:currency="CAD" office:value="13.42" calcext:value-type="currency">
            <text:p>$13.42</text:p>
          </table:table-cell>
          <table:table-cell table:style-name="ce16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horizont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 table:formula="of:=CEILING([.I10]/[.H10])*[.J10]" office:value-type="currency" office:currency="CAD" office:value="29.28" calcext:value-type="currency">
            <text:p>$29.28</text:p>
          </table:table-cell>
          <table:table-cell table:style-name="ce16" table:formula="of:=[.J10]/[.H10]" office:value-type="currency" office:currency="CAD" office:value="14.64" calcext:value-type="currency">
            <text:p>$14.64</text:p>
          </table:table-cell>
          <table:table-cell table:style-name="ce16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0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vertical</text:p>
          </table:table-cell>
          <table:table-cell table:style-name="ce152"/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2.2" calcext:value-type="currency">
            <text:p>$12.20</text:p>
          </table:table-cell>
          <table:table-cell table:style-name="ce20" table:formula="of:=CEILING([.I11]/[.H11])*[.J11]" office:value-type="currency" office:currency="CAD" office:value="24.4" calcext:value-type="currency">
            <text:p>$24.40</text:p>
          </table:table-cell>
          <table:table-cell table:style-name="ce16" table:formula="of:=[.J11]/[.H11]" office:value-type="currency" office:currency="CAD" office:value="12.2" calcext:value-type="currency">
            <text:p>$12.20</text:p>
          </table:table-cell>
          <table:table-cell table:style-name="ce16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cover</text:p>
          </table:table-cell>
          <table:table-cell table:style-name="ce152" office:value-type="string" calcext:value-type="string">
            <text:p>Safety</text:p>
          </table:table-cell>
          <table:table-cell table:style-name="ce8"/>
          <table:table-cell table:style-name="ce152"/>
          <table:table-cell office:value-type="string" calcext:value-type="string">
            <text:p>3136N26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7" calcext:value-type="float">
            <text:p>7</text:p>
          </table:table-cell>
          <table:table-cell table:style-name="ce16" office:value-type="currency" office:currency="CAD" office:value="3.03" calcext:value-type="currency">
            <text:p>$3.03</text:p>
          </table:table-cell>
          <table:table-cell table:style-name="ce20" table:formula="of:=CEILING([.I12]/[.H12])*[.J12]" office:value-type="currency" office:currency="CAD" office:value="21.21" calcext:value-type="currency">
            <text:p>$21.21</text:p>
          </table:table-cell>
          <table:table-cell table:style-name="ce16" table:formula="of:=[.J12]/[.H12]" office:value-type="currency" office:currency="CAD" office:value="3.03" calcext:value-type="currency">
            <text:p>$3.03</text:p>
          </table:table-cell>
          <table:table-cell table:style-name="ce16" table:formula="of:=[.I12]*[.L12]" office:value-type="currency" office:currency="CAD" office:value="21.21" calcext:value-type="currency">
            <text:p>$21.21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8020 corner bracket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Must be cut down</text:p>
          </table:table-cell>
          <table:table-cell table:style-name="ce152"/>
          <table:table-cell office:value-type="string" calcext:value-type="string">
            <text:p>47065T23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" calcext:value-type="currency">
            <text:p>$8.00</text:p>
          </table:table-cell>
          <table:table-cell table:style-name="ce20" table:formula="of:=CEILING([.I13]/[.H13])*[.J13]" office:value-type="currency" office:currency="CAD" office:value="16" calcext:value-type="currency">
            <text:p>$16.00</text:p>
          </table:table-cell>
          <table:table-cell table:style-name="ce16" table:formula="of:=[.J13]/[.H13]" office:value-type="currency" office:currency="CAD" office:value="8" calcext:value-type="currency">
            <text:p>$8.00</text:p>
          </table:table-cell>
          <table:table-cell table:style-name="ce16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gusset plate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0"/>
          <table:table-cell office:value-type="string" calcext:value-type="string">
            <text:p>3136N148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21.01" calcext:value-type="currency">
            <text:p>$21.01</text:p>
          </table:table-cell>
          <table:table-cell table:style-name="ce20" table:formula="of:=CEILING([.I14]/[.H14])*[.J14]" office:value-type="currency" office:currency="CAD" office:value="168.08" calcext:value-type="currency">
            <text:p>$168.08</text:p>
          </table:table-cell>
          <table:table-cell table:style-name="ce16" table:formula="of:=[.J14]/[.H14]" office:value-type="currency" office:currency="CAD" office:value="21.01" calcext:value-type="currency">
            <text:p>$21.01</text:p>
          </table:table-cell>
          <table:table-cell table:style-name="ce16" table:formula="of:=[.I14]*[.L14]" office:value-type="currency" office:currency="CAD" office:value="168.08" calcext:value-type="currency">
            <text:p>$168.08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nuts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52"/>
          <table:table-cell office:value-type="string" calcext:value-type="string">
            <text:p>47065T90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5])" office:value-type="string" office:string-value="https://www.mcmaster.com/#47065T905" calcext:value-type="string">
            <text:p>https://www.mcmaster.com/#47065T905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6" calcext:value-type="float">
            <text:p>86</text:p>
          </table:table-cell>
          <table:table-cell table:style-name="ce16" office:value-type="currency" office:currency="CAD" office:value="7.83" calcext:value-type="currency">
            <text:p>$7.83</text:p>
          </table:table-cell>
          <table:table-cell table:style-name="ce20" table:formula="of:=CEILING([.I15]/[.H15])*[.J15]" office:value-type="currency" office:currency="CAD" office:value="31.32" calcext:value-type="currency">
            <text:p>$31.32</text:p>
          </table:table-cell>
          <table:table-cell table:style-name="ce16" table:formula="of:=[.J15]/[.H15]" office:value-type="currency" office:currency="CAD" office:value="0.3132" calcext:value-type="currency">
            <text:p>$0.31</text:p>
          </table:table-cell>
          <table:table-cell table:style-name="ce16" table:formula="of:=[.I15]*[.L15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0.375” button head screws</text:p>
          </table:table-cell>
          <table:table-cell table:style-name="ce152"/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949A53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6])" office:value-type="string" office:string-value="https://www.mcmaster.com/#92949A535" calcext:value-type="string">
            <text:p>https://www.mcmaster.com/#92949A535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88" calcext:value-type="float">
            <text:p>88</text:p>
          </table:table-cell>
          <table:table-cell table:style-name="ce16" office:value-type="currency" office:currency="CAD" office:value="8.1" calcext:value-type="currency">
            <text:p>$8.10</text:p>
          </table:table-cell>
          <table:table-cell table:style-name="ce20" table:formula="of:=CEILING([.I16]/[.H16])*[.J16]" office:value-type="currency" office:currency="CAD" office:value="16.2" calcext:value-type="currency">
            <text:p>$16.20</text:p>
          </table:table-cell>
          <table:table-cell table:style-name="ce16" table:formula="of:=[.J16]/[.H16]" office:value-type="currency" office:currency="CAD" office:value="0.162" calcext:value-type="currency">
            <text:p>$0.16</text:p>
          </table:table-cell>
          <table:table-cell table:style-name="ce16" table:formula="of:=[.I16]*[.L16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52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table:style-name="ce3" office:value-type="string" calcext:value-type="string">
            <text:p>Movement</text:p>
          </table:table-cell>
          <table:table-cell table:style-name="ce9" office:value-type="string" calcext:value-type="string">
            <text:p>NEMA 23, 0.25” shaft diameter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CPM-SCSK-2311S-EQNA 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420" calcext:value-type="currency">
            <text:p>$420.00</text:p>
          </table:table-cell>
          <table:table-cell table:style-name="ce20" table:formula="of:=CEILING([.I18]/[.H18])*[.J18]" office:value-type="currency" office:currency="CAD" office:value="840" calcext:value-type="currency">
            <text:p>$840.00</text:p>
          </table:table-cell>
          <table:table-cell table:style-name="ce16" table:formula="of:=[.J18]/[.H18]" office:value-type="currency" office:currency="CAD" office:value="420" calcext:value-type="currency">
            <text:p>$420.00</text:p>
          </table:table-cell>
          <table:table-cell table:style-name="ce16" table:formula="of:=[.I18]*[.L18]" office:value-type="currency" office:currency="CAD" office:value="840" calcext:value-type="currency">
            <text:p>$84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Power supply</text:p>
          </table:table-cell>
          <table:table-cell table:style-name="ce3" office:value-type="string" calcext:value-type="string">
            <text:p>Motor power</text:p>
          </table:table-cell>
          <table:table-cell table:style-name="ce8" office:value-type="string" calcext:value-type="string">
            <text:p>75 V, 225 W</text:p>
          </table:table-cell>
          <table:table-cell table:style-name="ce152" office:value-type="string" calcext:value-type="string">
            <text:p>Teknic</text:p>
          </table:table-cell>
          <table:table-cell office:value-type="string" calcext:value-type="string">
            <text:p>IPC-5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248" calcext:value-type="currency">
            <text:p>$248.00</text:p>
          </table:table-cell>
          <table:table-cell table:style-name="ce20" table:formula="of:=CEILING([.I19]/[.H19])*[.J19]" office:value-type="currency" office:currency="CAD" office:value="496" calcext:value-type="currency">
            <text:p>$496.00</text:p>
          </table:table-cell>
          <table:table-cell table:style-name="ce16" table:formula="of:=[.J19]/[.H19]" office:value-type="currency" office:currency="CAD" office:value="248" calcext:value-type="currency">
            <text:p>$248.00</text:p>
          </table:table-cell>
          <table:table-cell table:style-name="ce16" table:formula="of:=[.I19]*[.L19]" office:value-type="currency" office:currency="CAD" office:value="496" calcext:value-type="currency">
            <text:p>$496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3" office:value-type="string" calcext:value-type="string">
            <text:p>Power supply cord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6.5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IPC35-CABLE11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0]/[.H20])*[.J20]" office:value-type="currency" office:currency="CAD" office:value="14" calcext:value-type="currency">
            <text:p>$14.00</text:p>
          </table:table-cell>
          <table:table-cell table:style-name="ce16" table:formula="of:=[.J20]/[.H20]" office:value-type="currency" office:currency="CAD" office:value="14" calcext:value-type="currency">
            <text:p>$14.00</text:p>
          </table:table-cell>
          <table:table-cell table:style-name="ce16" table:formula="of:=[.I20]*[.L20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power cable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10’ Long</text:p>
          </table:table-cell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CPM-CABLE-PWR-MS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19" calcext:value-type="currency">
            <text:p>$19.00</text:p>
          </table:table-cell>
          <table:table-cell table:style-name="ce20" table:formula="of:=CEILING([.I21]/[.H21])*[.J21]" office:value-type="currency" office:currency="CAD" office:value="38" calcext:value-type="currency">
            <text:p>$38.00</text:p>
          </table:table-cell>
          <table:table-cell table:style-name="ce16" table:formula="of:=[.J21]/[.H21]" office:value-type="currency" office:currency="CAD" office:value="19" calcext:value-type="currency">
            <text:p>$19.00</text:p>
          </table:table-cell>
          <table:table-cell table:style-name="ce16" table:formula="of:=[.I21]*[.L21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hub</text:p>
          </table:table-cell>
          <table:table-cell table:style-name="ce153" office:value-type="string" calcext:value-type="string">
            <text:p>Motor data</text:p>
          </table:table-cell>
          <table:table-cell table:style-name="ce153"/>
          <table:table-cell table:style-name="ce153" office:value-type="string" calcext:value-type="string">
            <text:p>Teknic</text:p>
          </table:table-cell>
          <table:table-cell office:value-type="string" calcext:value-type="string">
            <text:p>SC4-HUB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49" calcext:value-type="currency">
            <text:p>$49.00</text:p>
          </table:table-cell>
          <table:table-cell table:style-name="ce20" table:formula="of:=CEILING([.I22]/[.H22])*[.J22]" office:value-type="currency" office:currency="CAD" office:value="49" calcext:value-type="currency">
            <text:p>$49.00</text:p>
          </table:table-cell>
          <table:table-cell table:style-name="ce16" table:formula="of:=[.J22]/[.H22]" office:value-type="currency" office:currency="CAD" office:value="49" calcext:value-type="currency">
            <text:p>$49.00</text:p>
          </table:table-cell>
          <table:table-cell table:style-name="ce16" table:formula="of:=[.I22]*[.L22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3">
          <table:table-cell table:style-name="ce153" table:number-columns-repeated="4"/>
          <table:table-cell/>
          <table:table-cell table:style-name="ce153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152" office:value-type="string" calcext:value-type="string">
            <text:p>1/4”-20 x 1” socket head cap screw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96A5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4])" office:value-type="string" office:string-value="https://www.mcmaster.com/#92196A542" calcext:value-type="string">
            <text:p>https://www.mcmaster.com/#92196A54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34.74" calcext:value-type="currency">
            <text:p>$34.74</text:p>
          </table:table-cell>
          <table:table-cell table:style-name="ce20" table:formula="of:=CEILING([.I24]/[.H24])*[.J24]" office:value-type="currency" office:currency="CAD" office:value="34.74" calcext:value-type="currency">
            <text:p>$34.74</text:p>
          </table:table-cell>
          <table:table-cell table:style-name="ce16" table:formula="of:=[.J24]/[.H24]" office:value-type="currency" office:currency="CAD" office:value="0.6948" calcext:value-type="currency">
            <text:p>$0.69</text:p>
          </table:table-cell>
          <table:table-cell table:style-name="ce16" table:formula="of:=[.I24]*[.L24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 washer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office:value-type="string" calcext:value-type="string">
            <text:p>92141A02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5])" office:value-type="string" office:string-value="https://www.mcmaster.com/#92141A029" calcext:value-type="string">
            <text:p>https://www.mcmaster.com/#92141A029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17" calcext:value-type="float">
            <text:p>17</text:p>
          </table:table-cell>
          <table:table-cell table:style-name="ce17" office:value-type="currency" office:currency="USD" office:value="5.5" calcext:value-type="currency">
            <text:p>$5.50</text:p>
          </table:table-cell>
          <table:table-cell table:style-name="ce20" table:formula="of:=CEILING([.I25]/[.H25])*[.J25]" office:value-type="currency" office:currency="CAD" office:value="5.5" calcext:value-type="currency">
            <text:p>$5.50</text:p>
          </table:table-cell>
          <table:table-cell table:style-name="ce16" table:formula="of:=[.J25]/[.H25]" office:value-type="currency" office:currency="CAD" office:value="0.055" calcext:value-type="currency">
            <text:p>$0.06</text:p>
          </table:table-cell>
          <table:table-cell table:style-name="ce16" table:formula="of:=[.I25]*[.L25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locknuts</text:p>
          </table:table-cell>
          <table:table-cell table:style-name="ce3" office:value-type="string" calcext:value-type="string">
            <text:p>Holding altitude stage</text:p>
          </table:table-cell>
          <table:table-cell table:style-name="ce8" office:value-type="string" calcext:value-type="string">
            <text:p>316 Stainless steel</text:p>
          </table:table-cell>
          <table:table-cell table:style-name="ce152"/>
          <table:table-cell office:value-type="string" calcext:value-type="string">
            <text:p>90715A12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6])" office:value-type="string" office:string-value="https://www.mcmaster.com/#90715A125 " calcext:value-type="string">
            <text:p>https://www.mcmaster.com/#90715A125 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.95" calcext:value-type="currency">
            <text:p>$8.95</text:p>
          </table:table-cell>
          <table:table-cell table:style-name="ce20" table:formula="of:=CEILING([.I26]/[.H26])*[.J26]" office:value-type="currency" office:currency="CAD" office:value="8.95" calcext:value-type="currency">
            <text:p>$8.95</text:p>
          </table:table-cell>
          <table:table-cell table:style-name="ce16" table:formula="of:=[.J26]/[.H26]" office:value-type="currency" office:currency="CAD" office:value="0.179" calcext:value-type="currency">
            <text:p>$0.18</text:p>
          </table:table-cell>
          <table:table-cell table:style-name="ce16" table:formula="of:=[.I26]*[.L26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/>
          <table:table-cell table:style-name="ce152"/>
          <table:table-cell table:style-name="ce9"/>
          <table:table-cell table:style-name="ce152"/>
          <table:table-cell table:style-name="ce3" table:number-columns-repeated="2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1.5” button head screws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52"/>
          <table:table-cell table:style-name="ce152" office:value-type="string" calcext:value-type="string">
            <text:p>92949A54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8])" office:value-type="string" office:string-value="https://www.mcmaster.com/#92949A546" calcext:value-type="string">
            <text:p>https://www.mcmaster.com/#92949A546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style-name="ce16" office:value-type="currency" office:currency="CAD" office:value="9.47" calcext:value-type="currency">
            <text:p>$9.47</text:p>
          </table:table-cell>
          <table:table-cell table:style-name="ce20" table:formula="of:=CEILING([.I28]/[.H28])*[.J28]" office:value-type="currency" office:currency="CAD" office:value="9.47" calcext:value-type="currency">
            <text:p>$9.47</text:p>
          </table:table-cell>
          <table:table-cell table:style-name="ce16" table:formula="of:=[.J28]/[.H28]" office:value-type="currency" office:currency="CAD" office:value="0.3788" calcext:value-type="currency">
            <text:p>$0.38</text:p>
          </table:table-cell>
          <table:table-cell table:style-name="ce16" table:formula="of:=[.I28]*[.L28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52" table:number-columns-repeated="3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3" table:number-columns-repeated="2"/>
          <table:table-cell table:style-name="ce8"/>
          <table:table-cell table:style-name="ce152"/>
          <table:table-cell table:style-name="ce3" table:number-columns-repeated="2"/>
          <table:table-cell table:style-name="ce11"/>
          <table:table-cell table:style-name="ce12"/>
          <table:table-cell table:style-name="ce3"/>
          <table:table-cell table:style-name="ce18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2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5"/>
          <table:table-cell table:style-name="ce3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6" table:number-columns-repeated="2"/>
          <table:table-cell table:style-name="ce153" table:number-columns-repeated="5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6"/>
          <table:table-cell table:style-name="ce153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7:21:51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4-07T19:27:19.114000000</dc:date>
    <meta:editing-duration>P18DT22H50M30S</meta:editing-duration>
    <meta:editing-cycles>142</meta:editing-cycles>
    <meta:document-statistic meta:table-count="1" meta:cell-count="294" meta:object-count="0"/>
  </office:meta>
</office:document-meta>
</file>